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Data Type</text:p>
          </table:table-cell>
        </table:table-row>
        <table:table-row table:style-name="ro1">
          <table:table-cell office:value-type="string" calcext:value-type="string">
            <text:p>Credit-Application-Result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Account-Balanc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Duration-of-Credit-Month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Payment-Status-of-Previous-Credit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redit-Amount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Value-Savings-Stock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Length-of-current-employment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nstalment-per-cent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Guarantor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Duration-in-Current-address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Most-valuable-available-asset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Age-years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Concurrent-Credit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Type-of-apartment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No-of-Credits-at-this-Bank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ccupation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No-of-dependents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Foreign-Worker</text:p>
          </table:table-cell>
          <table:table-cell office:value-type="string" calcext:value-type="string">
            <text:p>Dou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7:10:03.693944110</meta:creation-date>
    <dc:date>2016-12-18T17:10:22.930954476</dc:date>
    <meta:editing-duration>PT20S</meta:editing-duration>
    <meta:editing-cycles>1</meta:editing-cycles>
    <meta:document-statistic meta:table-count="1" meta:cell-count="42" meta:object-count="0"/>
    <meta:generator>LibreOffice/5.1.4.2$Linux_X86_64 LibreOffice_project/10m0$Build-2</meta:generator>
  </office:meta>
</office:document-meta>
</file>